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style:line-height-at-least="0.82cm" fo:text-indent="0cm" style:auto-text-indent="false"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style:line-height-at-least="0.82cm" fo:background-color="#272822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fo:color="#000000" loext:opacity="100%" fo:background-color="transparent"/>
    </style:style>
    <style:style style:name="P7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style:line-height-at-least="0.82cm" fo:background-color="#272822"/>
      <style:text-properties fo:background-color="transparent"/>
    </style:style>
    <style:style style:name="P8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style:line-height-at-least="0.82cm" fo:background-color="#272822"/>
      <style:text-properties fo:color="#ffffff" loext:opacity="100%" style:font-name="Source Serif Pro" fo:font-size="13.5pt" fo:background-color="transparent" loext:padding="0cm" loext:border="none"/>
    </style:style>
    <style:style style:name="P9" style:family="paragraph" style:parent-style-name="Standard">
      <style:text-properties fo:color="#000000" loext:opacity="100%" officeooo:rsid="001fb855" officeooo:paragraph-rsid="001fb855" fo:background-color="transparent"/>
    </style:style>
    <style:style style:name="P10" style:family="paragraph" style:parent-style-name="Standard">
      <style:text-properties fo:color="#000000" loext:opacity="100%" fo:background-color="transparent"/>
    </style:style>
    <style:style style:name="P11" style:family="paragraph" style:parent-style-name="Standard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000000" loext:opacity="100%" style:font-name="Source Serif Pro" fo:font-size="13.5pt" fo:background-color="transparent" loext:padding="0cm" loext:border="none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background-color="#ffffff" fo:padding="0cm" fo:border="none" style:shadow="none"/>
      <style:text-properties fo:color="#000000" loext:opacity="100%" style:font-name="Source Serif Pro" fo:font-size="13.5pt" fo:background-color="transparent" loext:padding="0cm" loext:border="none"/>
    </style:style>
    <style:style style:name="P13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9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1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2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3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5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ffffff" loext:opacity="100%" style:font-name="Source Serif Pro" fo:font-size="13.5pt" fo:background-color="transparent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.5pt" fo:background-color="transparent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>
      <style:text-properties fo:color="#000000" loext:opacity="100%" style:font-name="Source Serif Pro" fo:font-size="13.5pt" officeooo:rsid="001fb855" officeooo:paragraph-rsid="001fb855" fo:background-color="transparent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000000" loext:opacity="100%" style:font-name="Source Serif Pro" fo:font-size="13.5pt" fo:background-color="transparent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000000" loext:opacity="100%" officeooo:rsid="001fb855" fo:background-color="transparent"/>
    </style:style>
    <style:style style:name="T1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3" style:family="text">
      <style:text-properties fo:color="#ffffff" loext:opacity="100%" style:font-name="Source Serif Pro" fo:font-size="13.5pt" fo:background-color="#272822" loext:char-shading-value="0" loext:padding="0cm" loext:border="none"/>
    </style:style>
    <style:style style:name="T4" style:family="text">
      <style:text-properties fo:color="#ffffff" loext:opacity="100%" style:font-name="Source Serif Pro" fo:font-size="13.5pt" loext:padding="0cm" loext:border="none"/>
    </style:style>
    <style:style style:name="T5" style:family="text">
      <style:text-properties fo:color="#ffffff" loext:opacity="100%" style:font-name="Source Serif Pro" fo:font-size="13.5pt" fo:background-color="transparent" loext:char-shading-value="0" loext:padding="0cm" loext:border="none"/>
    </style:style>
    <style:style style:name="T6" style:family="text">
      <style:text-properties fo:color="#ffffff" loext:opacity="100%" style:font-name="Source Serif Pro" fo:font-size="13.5pt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style:text-underline-style="none" fo:font-weight="bold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Source Serif Pro" fo:font-size="13.5pt" fo:letter-spacing="normal" fo:font-style="italic" fo:font-weight="normal" fo:background-color="transparent" loext:char-shading-value="0" style:font-style-asian="italic" style:font-style-complex="italic" loext:padding="0cm" loext:border="none"/>
    </style:style>
    <style:style style:name="T20" style:family="text">
      <style:text-properties fo:color="#dddddd" loext:opacity="100%" style:font-name="Source Serif Pro" fo:font-size="13.5pt" fo:background-color="#272822" loext:char-shading-value="0" loext:padding="0cm" loext:border="none"/>
    </style:style>
    <style:style style:name="T21" style:family="text">
      <style:text-properties fo:color="#dddddd" loext:opacity="100%" style:font-name="Source Serif Pro" fo:font-size="13.5pt" loext:padding="0cm" loext:border="none"/>
    </style:style>
    <style:style style:name="T22" style:family="text">
      <style:text-properties fo:color="#dddddd" loext:opacity="100%" style:font-name="Source Serif Pro" fo:font-size="13.5pt" fo:background-color="transparent" loext:char-shading-value="0" loext:padding="0cm" loext:border="none"/>
    </style:style>
    <style:style style:name="T23" style:family="text">
      <style:text-properties fo:color="#dddddd" loext:opacity="100%" style:font-name="Source Serif Pro" fo:font-size="13.5pt" fo:background-color="transparent" loext:char-shading-value="0" loext:padding="0cm" loext:border="none"/>
    </style:style>
    <style:style style:name="T24" style:family="text">
      <style:text-properties fo:color="#f92672" loext:opacity="100%" style:font-name="Source Serif Pro" fo:font-size="13.5pt" fo:font-weight="bold" fo:background-color="#272822" loext:char-shading-value="0" loext:padding="0cm" loext:border="none"/>
    </style:style>
    <style:style style:name="T25" style:family="text">
      <style:text-properties fo:color="#f92672" loext:opacity="100%" style:font-name="Source Serif Pro" fo:font-size="13.5pt" fo:font-weight="bold" loext:padding="0cm" loext:border="none"/>
    </style:style>
    <style:style style:name="T26" style:family="text">
      <style:text-properties fo:color="#f92672" loext:opacity="100%" style:font-name="Source Serif Pro" fo:font-size="13.5pt" fo:font-weight="bold" fo:background-color="transparent" loext:char-shading-value="0" loext:padding="0cm" loext:border="none"/>
    </style:style>
    <style:style style:name="T27" style:family="text">
      <style:text-properties fo:color="#f92672" loext:opacity="100%" style:font-name="Source Serif Pro" fo:font-size="13.5pt" fo:font-weight="bold" fo:background-color="transparent" loext:char-shading-value="0" loext:padding="0cm" loext:border="none"/>
    </style:style>
    <style:style style:name="T28" style:family="text">
      <style:text-properties fo:color="#75715e" loext:opacity="100%" style:font-name="Source Serif Pro" fo:font-size="13.5pt" fo:background-color="#272822" loext:char-shading-value="0" loext:padding="0cm" loext:border="none"/>
    </style:style>
    <style:style style:name="T29" style:family="text">
      <style:text-properties fo:color="#75715e" loext:opacity="100%" style:font-name="Source Serif Pro" fo:font-size="13.5pt" loext:padding="0cm" loext:border="none"/>
    </style:style>
    <style:style style:name="T30" style:family="text">
      <style:text-properties fo:color="#75715e" loext:opacity="100%" style:font-name="Source Serif Pro" fo:font-size="13.5pt" fo:background-color="transparent" loext:char-shading-value="0" loext:padding="0cm" loext:border="none"/>
    </style:style>
    <style:style style:name="T31" style:family="text">
      <style:text-properties fo:color="#75715e" loext:opacity="100%" style:font-name="Source Serif Pro" fo:font-size="13.5pt" fo:background-color="transparent" loext:char-shading-value="0" loext:padding="0cm" loext:border="none"/>
    </style:style>
    <style:style style:name="T32" style:family="text">
      <style:text-properties fo:color="#a6e22e" loext:opacity="100%" style:font-name="Source Serif Pro" fo:font-size="13.5pt" fo:background-color="#272822" loext:char-shading-value="0" loext:padding="0cm" loext:border="none"/>
    </style:style>
    <style:style style:name="T33" style:family="text">
      <style:text-properties fo:color="#a6e22e" loext:opacity="100%" style:font-name="Source Serif Pro" fo:font-size="13.5pt" loext:padding="0cm" loext:border="none"/>
    </style:style>
    <style:style style:name="T34" style:family="text">
      <style:text-properties fo:color="#a6e22e" loext:opacity="100%" style:font-name="Source Serif Pro" fo:font-size="13.5pt" fo:background-color="transparent" loext:char-shading-value="0" loext:padding="0cm" loext:border="none"/>
    </style:style>
    <style:style style:name="T35" style:family="text">
      <style:text-properties fo:color="#a6e22e" loext:opacity="100%" style:font-name="Source Serif Pro" fo:font-size="13.5pt" fo:background-color="transparent" loext:char-shading-value="0" loext:padding="0cm" loext:border="none"/>
    </style:style>
    <style:style style:name="T36" style:family="text">
      <style:text-properties fo:color="#005cc5" loext:opacity="100%" style:font-name="Source Serif Pro" fo:font-size="13.5pt" fo:background-color="#272822" loext:char-shading-value="0" loext:padding="0cm" loext:border="none"/>
    </style:style>
    <style:style style:name="T37" style:family="text">
      <style:text-properties fo:color="#005cc5" loext:opacity="100%" style:font-name="Source Serif Pro" fo:font-size="13.5pt" loext:padding="0cm" loext:border="none"/>
    </style:style>
    <style:style style:name="T38" style:family="text">
      <style:text-properties fo:color="#005cc5" loext:opacity="100%" style:font-name="Source Serif Pro" fo:font-size="13.5pt" fo:background-color="transparent" loext:char-shading-value="0" loext:padding="0cm" loext:border="none"/>
    </style:style>
    <style:style style:name="T39" style:family="text">
      <style:text-properties fo:color="#005cc5" loext:opacity="100%" style:font-name="Source Serif Pro" fo:font-size="13.5pt" fo:background-color="transparent" loext:char-shading-value="0" loext:padding="0cm" loext:border="none"/>
    </style:style>
    <style:style style:name="T40" style:family="text">
      <style:text-properties officeooo:rsid="00201d3e"/>
    </style:style>
    <style:style style:name="T41" style:family="text">
      <style:text-properties fo:letter-spacing="normal" fo:font-weight="bold" officeooo:rsid="00201d3e" loext:padding="0cm" loext:border="none"/>
    </style:style>
    <style:style style:name="T42" style:family="text">
      <style:text-properties fo:letter-spacing="normal" fo:font-weight="bold" loext:padding="0cm" loext:border="none"/>
    </style:style>
    <style:style style:name="T43" style:family="text">
      <style:text-properties style:font-name="Source Serif Pro" fo:font-size="13.5pt" fo:background-color="transparent" loext:char-shading-value="0" loext:padding="0cm" loext:border="none"/>
    </style:style>
    <style:style style:name="T44" style:family="text">
      <style:text-properties fo:color="#c9211e" loext:opacity="100%" style:font-name="Source Serif Pro" fo:font-size="13.5pt" fo:background-color="transparent" loext:char-shading-value="0" loext:padding="0cm" loext:border="none"/>
    </style:style>
    <style:style style:name="T45" style:family="text">
      <style:text-properties fo:color="#000000" loext:opacity="100%" style:font-name="Source Serif Pro" fo:font-size="13.5pt" fo:background-color="transparent" loext:char-shading-value="0" loext:padding="0cm" loext:border="none"/>
    </style:style>
    <style:style style:name="T46" style:family="text">
      <style:text-properties fo:color="#0033b3" loext:opacity="100%" style:font-name="Liberation Mono1" fo:font-size="10.5pt" fo:font-style="normal" fo:font-weight="normal" style:font-size-asian="10.5pt" style:font-style-asian="normal" style:font-weight-asian="normal"/>
    </style:style>
    <style:style style:name="T47" style:family="text">
      <style:text-properties fo:color="#080808" loext:opacity="100%" style:font-name="Liberation Mono1" fo:font-size="10.5pt" fo:font-style="normal" fo:font-weight="normal" style:font-size-asian="10.5pt" style:font-style-asian="normal" style:font-weight-asian="normal"/>
    </style:style>
    <style:style style:name="T48" style:family="text">
      <style:text-properties fo:color="#871094" loext:opacity="100%" style:font-name="Liberation Mono1" fo:font-size="10.5pt" fo:font-style="normal" fo:font-weight="normal" style:font-size-asian="10.5pt" style:font-style-asian="normal" style:font-weight-asian="normal"/>
    </style:style>
    <style:style style:name="T49" style:family="text">
      <style:text-properties fo:color="#067d17" loext:opacity="100%" style:font-name="Liberation Mono1" fo:font-size="10.5pt" fo:font-style="normal" fo:font-weight="normal" style:font-size-asian="10.5pt" style:font-style-asian="normal" style:font-weight-asian="normal"/>
    </style:style>
    <style:style style:name="T50" style:family="text">
      <style:text-properties fo:color="#00627a" loext:opacity="100%" style:font-name="Liberation Mono1" fo:font-size="10.5pt" fo:font-style="normal" fo:font-weight="normal" style:font-size-asian="10.5pt" style:font-style-asian="normal" style:font-weight-asian="normal"/>
    </style:style>
    <style:style style:name="T51" style:family="text">
      <style:text-properties fo:color="#1750eb" loext:opacity="100%" style:font-name="Liberation Mono1" fo:font-size="10.5pt" fo:font-style="normal" fo:font-weight="normal" style:font-size-asian="10.5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41">C</text:span><text:span text:style-name="T42">onstruindo um classificador com o dataset Iris</text:span></text:h>
      <text:p text:style-name="P10"/>
      <text:p text:style-name="P16">Exploramos como funciona o aprendizado supervisionado, em que um modelo aprende a partir de dados rotulados para realizar previsões. </text:p>
      <text:p text:style-name="P16"/>
      <text:p text:style-name="P17">Imagine que você está desenvolvendo um sistema capaz de classificar diferentes espécies de flores com base em características como tamanho das pétalas e sépalas. Para isso, utilizaremos o dataset Iris, um dos conjuntos de dados (dataset) bem popular para experimentos no campo de aprendizado de máquina.</text:p>
      <text:p text:style-name="P17">Sua principal tarefa é refletir sobre o uso dessas tecnologias e analisar os diferentes tipos de IA que as pessoas utilizam regularmente. Você vai identificar como a IA evoluiu ao longo do tempo, entender as tecnologias por trás de cada aplicação e como elas impactam a experiência das diferentes pessoas usuárias.</text:p>
      <text:p text:style-name="P5"><text:span text:style-name="T13">Sua tarefa é construir um classificador utilizando a abordagem de aprendizado supervisionado com Python no </text:span><text:a xlink:type="simple" xlink:href="https://colab.research.google.com/" office:target-frame-name="_blank" xlink:show="new" text:style-name="Internet_20_link" text:visited-style-name="Visited_20_Internet_20_Link"><text:span text:style-name="T17">Google Colaboratory</text:span></text:a><text:span text:style-name="T13">. Para facilitar o processo de construção da solução, você pode seguir as seguintes etapas:</text:span></text:p>
      <text:p text:style-name="P5"><text:span text:style-name="T13"/></text:p>
      <text:p text:style-name="P5"><text:span text:style-name="Strong_20_Emphasis"><text:span text:style-name="T16">1 - Carregar e explorar os dados</text:span></text:span></text:p>
      <text:p text:style-name="P17">O dataset Iris contém informações sobre três espécies de flores: Setosa, Versicolor e Virginica. Cada amostra inclui medidas de comprimento e largura de pétalas e sépalas.</text:p>
      <text:list xml:id="list1282577621" text:style-name="L2">
        <text:list-item>
          <text:p text:style-name="P14"><text:span text:style-name="T13">Carregue o dataset a partir da biblioteca </text:span><text:span text:style-name="Source_20_Text"><text:span text:style-name="T12">sklearn.datasets</text:span></text:span><text:span text:style-name="T13">.</text:span></text:p>
        </text:list-item>
        <text:list-item>
          <text:p text:style-name="P15"><text:span text:style-name="T13">Converta os dados para um </text:span><text:span text:style-name="Source_20_Text"><text:span text:style-name="T12">DataFrame</text:span></text:span><text:span text:style-name="T13"> do Pandas e visualize as primeiras linhas.</text:span></text:p>
        </text:list-item>
      </text:list>
      <text:p text:style-name="P5"><text:span text:style-name="Strong_20_Emphasis"><text:span text:style-name="T16">2 - Pré-processar os dados</text:span></text:span></text:p>
      <text:p text:style-name="P17">Antes de treinar o modelo, precisamos organizar os dados:</text:p>
      <text:list xml:id="list1446921079" text:style-name="L3">
        <text:list-item>
          <text:p text:style-name="P18">Separe os atributos (características das flores) e os rótulos (a espécie correspondente).</text:p>
        </text:list-item>
        <text:list-item>
          <text:p text:style-name="P19">Divida os dados em conjunto de treino e conjunto de teste para avaliar o modelo.</text:p>
        </text:list-item>
      </text:list>
      <text:p text:style-name="P24"/>
      <text:p text:style-name="P24"/>
      <text:p text:style-name="P5"><text:soft-page-break/><text:span text:style-name="Strong_20_Emphasis"><text:span text:style-name="T16">3 - Treinar um modelo de classificação</text:span></text:span></text:p>
      <text:p text:style-name="P17">Agora que temos os dados prontos, vamos treinar um modelo de Machine Learning supervisionado:</text:p>
      <text:list xml:id="list1453506774" text:style-name="L4">
        <text:list-item>
          <text:p text:style-name="P20">Escolha um algoritmo simples, como Árvore de Decisão ou K-Nearest Neighbors (KNN).</text:p>
        </text:list-item>
        <text:list-item>
          <text:p text:style-name="P21">Treine o modelo usando os dados de treino.</text:p>
        </text:list-item>
      </text:list>
      <text:p text:style-name="P5"><text:span text:style-name="Strong_20_Emphasis"><text:span text:style-name="T16">4 - Avaliar o desempenho do modelo</text:span></text:span></text:p>
      <text:p text:style-name="P17">Após o treinamento, é importante verificar se o modelo aprendeu corretamente:</text:p>
      <text:list xml:id="list2186626504" text:style-name="L5">
        <text:list-item>
          <text:p text:style-name="P22">Faça previsões utilizando os dados de teste.</text:p>
        </text:list-item>
        <text:list-item>
          <text:p text:style-name="P22">Analise a acurácia do modelo.</text:p>
        </text:list-item>
        <text:list-item>
          <text:p text:style-name="P23">Utilize a validação cruzada para avaliação do desempenho.</text:p>
        </text:list-item>
      </text:list>
      <text:p text:style-name="P5"><text:span text:style-name="Strong_20_Emphasis"><text:span text:style-name="T16">5 - Testar com novos exemplos</text:span></text:span></text:p>
      <text:p text:style-name="P17">Por fim, experimente inserir novas amostras de flores e veja como o modelo as classifica.</text:p>
      <text:p text:style-name="P17"/>
      <text:h text:style-name="Heading_20_2" text:outline-level="2">Resposta:</text:h>
      <text:p text:style-name="P9"/>
      <text:p text:style-name="P28">Devemos criar um código que implemente classificador baseado no dataset Iris utilizando um modelo de machine learning. Por aqui, utilizamos o modelo de Árvore de Decisão.</text:p>
      <text:p text:style-name="P3"><text:span text:style-name="T45">Primeiro, vamos carregar os dados da biblioteca </text:span><text:span text:style-name="Source_20_Text"><text:span text:style-name="T45">sklearn.datasets</text:span></text:span><text:span text:style-name="T45">, convertendo-os em um </text:span><text:span text:style-name="Source_20_Text"><text:span text:style-name="T45">DataFrame</text:span></text:span><text:span text:style-name="T45"> do Pandas para melhor manipulação. Em seguida, as amostras são separadas em atributos e rótulos, e os dados são divididos entre treino e teste para permitir a avaliação do modelo.</text:span></text:p>
      <text:p text:style-name="P29">Após essa etapa, o modelo de Árvore de Decisão é treinado utilizando o conjunto de treino. Com o modelo treinado, realizamos previsões nos dados de teste e avaliamos a acurácia comparando os rótulos reais com os previstos. Além disso, aplicamos validação cruzada para obter uma métrica mais robusta de desempenho. Por fim, testamos o modelo com uma nova amostra de medidas de uma flor para verificar sua classificação.</text:p>
      <text:p text:style-name="P12"><text:soft-page-break/><text:span text:style-name="T46">import </text:span><text:span text:style-name="T47">numpy as np</text:span><text:line-break/><text:span text:style-name="T46">import </text:span><text:span text:style-name="T47">pandas as pd</text:span><text:line-break/><text:span text:style-name="T47">from sklearn </text:span><text:span text:style-name="T46">import </text:span><text:span text:style-name="T47">datasets</text:span><text:line-break/><text:span text:style-name="T47">from sklearn.model_selection </text:span><text:span text:style-name="T46">import </text:span><text:span text:style-name="T47">train_test_split, cross_val_score</text:span><text:line-break/><text:span text:style-name="T47">from sklearn.tree </text:span><text:span text:style-name="T46">import </text:span><text:span text:style-name="T47">DecisionTreeClassifier</text:span><text:line-break/><text:span text:style-name="T47">from sklearn.metrics </text:span><text:span text:style-name="T46">import </text:span><text:span text:style-name="T47">accuracy_score</text:span><text:line-break/><text:line-break/><text:span text:style-name="T47"># Carregar o </text:span><text:span text:style-name="T48">dataset </text:span><text:span text:style-name="T47">Iris da biblioteca </text:span><text:span text:style-name="T48">sklearn</text:span><text:line-break/><text:span text:style-name="T48"> <text:s text:c="2"/>dataset </text:span><text:span text:style-name="T47">= datasets.load_iris()</text:span><text:line-break/><text:line-break/><text:span text:style-name="T47"># Converter para DataFrame </text:span><text:span text:style-name="T46">do </text:span><text:span text:style-name="T47">Pandas para facilitar a manipulação dos </text:span><text:span text:style-name="T48">dados</text:span><text:line-break/><text:span text:style-name="T48"> <text:s text:c="3"/>df </text:span><text:span text:style-name="T47">= pd.DataFrame(data=</text:span><text:span text:style-name="T48">dataset</text:span><text:span text:style-name="T47">.data, columns=</text:span><text:span text:style-name="T48">dataset</text:span><text:span text:style-name="T47">.feature_names)</text:span><text:line-break/><text:span text:style-name="T47"> <text:s text:c="3"/></text:span><text:span text:style-name="T48">df</text:span><text:span text:style-name="T47">[</text:span><text:span text:style-name="T49">'target'</text:span><text:span text:style-name="T47">] = </text:span><text:span text:style-name="T48">dataset</text:span><text:span text:style-name="T47">.target <text:s/># Adicionar a </text:span><text:span text:style-name="T48">coluna </text:span><text:span text:style-name="T47">com </text:span><text:span text:style-name="T48">as </text:span><text:span text:style-name="T47">classes das flores</text:span><text:line-break/><text:line-break/><text:span text:style-name="T47"># Separar os </text:span><text:span text:style-name="T50">atributos </text:span><text:span text:style-name="T47">(X) e os rótulos (y)</text:span><text:line-break/><text:span text:style-name="T47"> <text:s text:c="3"/>X = </text:span><text:span text:style-name="T48">df</text:span><text:span text:style-name="T47">.iloc[:, :-</text:span><text:span text:style-name="T51">1</text:span><text:span text:style-name="T47">] <text:s/># Todas as colunas exceto </text:span><text:span text:style-name="T48">a </text:span><text:span text:style-name="T47">última</text:span><text:line-break/><text:span text:style-name="T47"> <text:s text:c="3"/>y = </text:span><text:span text:style-name="T48">df</text:span><text:span text:style-name="T47">[</text:span><text:span text:style-name="T49">'target'</text:span><text:span text:style-name="T47">] <text:s/># Última </text:span><text:span text:style-name="T48">coluna</text:span><text:span text:style-name="T47">, que contém as </text:span><text:span text:style-name="T48">classes</text:span><text:line-break/><text:line-break/><text:span text:style-name="T47"># Dividir os </text:span><text:span text:style-name="T48">dados </text:span><text:span text:style-name="T47">em conjunto de treino e </text:span><text:span text:style-name="T50">teste </text:span><text:span text:style-name="T47">(</text:span><text:span text:style-name="T51">80</text:span><text:span text:style-name="T47">% treino, </text:span><text:span text:style-name="T51">20</text:span><text:span text:style-name="T47">% </text:span><text:span text:style-name="T48">teste</text:span><text:span text:style-name="T47">)</text:span><text:line-break/><text:span text:style-name="T47"> <text:s text:c="3"/>X_train, X_test, y_train, y_test = </text:span><text:span text:style-name="T50">train_test_split</text:span><text:span text:style-name="T47">(X, y, test_size=</text:span><text:span text:style-name="T51">0.2</text:span><text:span text:style-name="T47">, random_state=</text:span><text:span text:style-name="T51">42</text:span><text:span text:style-name="T47">)</text:span><text:line-break/><text:line-break/><text:span text:style-name="T47"># Criar e treinar um modelo de Árvore de Decisão</text:span><text:line-break/><text:span text:style-name="T47"> <text:s text:c="11"/></text:span><text:span text:style-name="T48">model </text:span><text:span text:style-name="T47">= DecisionTreeClassifier(random_state=</text:span><text:span text:style-name="T51">42</text:span><text:span text:style-name="T47">)</text:span><text:line-break/><text:span text:style-name="T48">model</text:span><text:span text:style-name="T47">.fit(X_train, y_train)</text:span><text:line-break/><text:line-break/><text:span text:style-name="T47"> <text:s text:c="11"/># Fazer previsões nos dados </text:span><text:span text:style-name="T48">de </text:span><text:span text:style-name="T47">teste</text:span><text:line-break/><text:span text:style-name="T47"> <text:s text:c="3"/>y_pred = </text:span><text:span text:style-name="T48">model</text:span><text:span text:style-name="T47">.predict(X_test)</text:span><text:line-break/><text:line-break/><text:span text:style-name="T47"> <text:s text:c="11"/># Avaliar o desempenho </text:span><text:span text:style-name="T46">do </text:span><text:span text:style-name="T47">modelo</text:span><text:line-break/><text:soft-page-break/><text:span text:style-name="T47"> <text:s text:c="11"/></text:span><text:span text:style-name="T48">accuracy </text:span><text:span text:style-name="T47">= accuracy_score(y_test, y_pred)</text:span><text:line-break/><text:span text:style-name="T47"> <text:s text:c="3"/></text:span><text:span text:style-name="T50">print</text:span><text:span text:style-name="T47">(f</text:span><text:span text:style-name="T49">'Acurácia do modelo: {accuracy:.2f}'</text:span><text:span text:style-name="T47">)</text:span><text:line-break/><text:line-break/><text:span text:style-name="T47"># Aplicar validação cruzada para melhor avaliação </text:span><text:span text:style-name="T46">do </text:span><text:span text:style-name="T47">desempenho</text:span><text:line-break/><text:span text:style-name="T47"> <text:s text:c="11"/></text:span><text:span text:style-name="T48">cross_val_scores </text:span><text:span text:style-name="T47">= cross_val_score(</text:span><text:span text:style-name="T48">model</text:span><text:span text:style-name="T47">, X, y, cv=</text:span><text:span text:style-name="T51">5</text:span><text:span text:style-name="T47">)</text:span><text:line-break/><text:span text:style-name="T47"> <text:s text:c="3"/></text:span><text:span text:style-name="T50">print</text:span><text:span text:style-name="T47">(f</text:span><text:span text:style-name="T49">'Acurácia média na validação cruzada: {cross_val_scores.mean():.2f}'</text:span><text:span text:style-name="T47">)</text:span><text:line-break/><text:line-break/><text:span text:style-name="T47"># Testar com uma nova amostra</text:span><text:line-break/><text:span text:style-name="T47"> <text:s text:c="11"/></text:span><text:span text:style-name="T48">nova_amostra </text:span><text:span text:style-name="T47">= np.array([[</text:span><text:span text:style-name="T51">5.1</text:span><text:span text:style-name="T47">, </text:span><text:span text:style-name="T51">3.5</text:span><text:span text:style-name="T47">, </text:span><text:span text:style-name="T51">1.4</text:span><text:span text:style-name="T47">, </text:span><text:span text:style-name="T51">0.2</text:span><text:span text:style-name="T47">]]) <text:s/># Exemplo de medidas de uma flor</text:span><text:line-break/><text:span text:style-name="T47"> <text:s text:c="3"/>predicao = </text:span><text:span text:style-name="T48">model</text:span><text:span text:style-name="T47">.predict(</text:span><text:span text:style-name="T48">nova_amostra</text:span><text:span text:style-name="T47">)</text:span><text:line-break/><text:span text:style-name="T47"> <text:s text:c="3"/></text:span><text:span text:style-name="T50">print</text:span><text:span text:style-name="T47">(f</text:span><text:span text:style-name="T49">'Classe prevista para a nova amostra: {dataset.target_names[predicao[0]]}'</text:span><text:span text:style-name="T47">)</text:span></text:p>
      <text:p text:style-name="P11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05:21.687877210</meta:creation-date>
    <dc:date>2025-09-15T13:37:29.033870475</dc:date>
    <meta:editing-duration>PT30M5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29" meta:word-count="701" meta:character-count="4817" meta:non-whitespace-character-count="4025"/>
  </office:meta>
</office:document-meta>
</file>